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f66" officeooo:paragraph-rsid="0016cf66"/>
    </style:style>
    <style:style style:name="P2" style:family="paragraph" style:parent-style-name="Standard">
      <style:text-properties officeooo:rsid="0018875c" officeooo:paragraph-rsid="00188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</text:p>
      <text:p text:style-name="P1"/>
      <text:p text:style-name="P2">Cambio en loc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2:39:02.489473153</meta:creation-date>
    <dc:date>2023-02-15T13:12:19.820911060</dc:date>
    <meta:editing-duration>PT33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33" meta:non-whitespace-character-count="28"/>
  </office:meta>
</office:document-meta>
</file>